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Renderização Excessiva</text:p>
      <text:p text:style-name="Standard">Problema: Componentes sendo renderizados desnecessariamente, mesmo quando seus estados ou props não mudam.</text:p>
      <text:p text:style-name="Standard"/>
      <text:p text:style-name="Standard">Solução: Use React.memo para memoizar componentes funcionais e shouldComponentUpdate em componentes de classe para evitar renderizações desnecessárias.</text:p>
      <text:p text:style-name="Standard"/>
      <text:p text:style-name="Standard">2. Uso Ineficiente de Estado (State)</text:p>
      <text:p text:style-name="Standard">Problema: Atualizações frequentes ou desnecessárias do estado podem causar rerenderizações constantes.</text:p>
      <text:p text:style-name="Standard"/>
      <text:p text:style-name="Standard">Solução: Otimize o uso de setState e considere usar bibliotecas como Redux ou Context API para gerenciamento de estado global de forma mais eficiente.</text:p>
      <text:p text:style-name="Standard"/>
      <text:p text:style-name="Standard">3. Operações na Thread Principal (UI Thread)</text:p>
      <text:p text:style-name="Standard">Problema: Operações pesadas, como cálculos complexos ou manipulação de grandes volumes de dados, na thread principal podem bloquear a interface do usuário.</text:p>
      <text:p text:style-name="Standard"/>
      <text:p text:style-name="Standard">Solução: Mova operações pesadas para threads em segundo plano usando Web Workers ou bibliotecas como react-native-threads.</text:p>
      <text:p text:style-name="Standard"/>
      <text:p text:style-name="Standard">4. Uso Excessivo de Animações</text:p>
      <text:p text:style-name="Standard">Problema: Animações complexas ou mal otimizadas podem consumir muitos recursos.</text:p>
      <text:p text:style-name="Standard"/>
      <text:p text:style-name="Standard">Solução: Use a API Animated do React Native ou bibliotecas como react-native-reanimated para animações mais eficientes.</text:p>
      <text:p text:style-name="Standard"/>
      <text:p text:style-name="Standard">5. Má Gestão de Memória</text:p>
      <text:p text:style-name="Standard">Problema: Vazamentos de memória ou retenção de objetos grandes podem levar a lentidão e crashes.</text:p>
      <text:p text:style-name="Standard"/>
      <text:p text:style-name="Standard">Solução: Use ferramentas como o Chrome DevTools ou React Native Debugger para identificar e corrigir vazamentos de memória.</text:p>
      <text:p text:style-name="Standard"/>
      <text:p text:style-name="Standard">6. Integração com Módulos Nativos</text:p>
      <text:p text:style-name="Standard">Problema: Módulos nativos mal otimizados ou com comunicação frequente entre JavaScript e código nativo podem causar lentidão.</text:p>
      <text:p text:style-name="Standard"/>
      <text:p text:style-name="Standard">Solução: Otimize a comunicação entre JavaScript e código nativo e evite chamadas excessivas.</text:p>
      <text:p text:style-name="Standard"/>
      <text:p text:style-name="Standard">7. Uso de Bibliotecas Pesadas</text:p>
      <text:p text:style-name="Standard">Problema: Bibliotecas de terceiros podem adicionar overhead ao aplicativo.</text:p>
      <text:p text:style-name="Standard"/>
      <text:p text:style-name="Standard">Solução: Avalie o impacto de bibliotecas de terceiros e considere alternativas mais leves ou implementações customizadas.</text:p>
      <text:p text:style-name="Standard"/>
      <text:p text:style-name="Standard">8. Problemas de Rede</text:p>
      <text:p text:style-name="Standard">Problema: Requisições de rede lentas ou mal gerenciadas podem impactar a experiência do usuário.</text:p>
      <text:p text:style-name="Standard"/>
      <text:p text:style-name="Standard">Solução: Otimize requisições de rede, use cache e considere técnicas como lazy loading para carregar dados sob demanda.</text:p>
      <text:p text:style-name="Standard"/>
      <text:p text:style-name="Standard"><text:soft-page-break/>9. Falta de Otimização de Imagens</text:p>
      <text:p text:style-name="Standard">Problema: Imagens grandes ou mal otimizadas podem consumir muita memória e largura de banda.</text:p>
      <text:p text:style-name="Standard"/>
      <text:p text:style-name="Standard">Solução: Comprima imagens, use formatos eficientes como WebP e considere bibliotecas como react-native-fast-image para carregamento eficiente.</text:p>
      <text:p text:style-name="Standard"/>
      <text:p text:style-name="Standard">10. Configuração Inadequada do Ambiente</text:p>
      <text:p text:style-name="Standard">Problema: Configurações inadequadas no ambiente de desenvolvimento ou produção podem impactar o desempenho.</text:p>
      <text:p text:style-name="Standard"/>
      <text:p text:style-name="Standard">Solução: Certifique-se de que o ambiente de produção esteja corretamente configurado, com otimizações como minificação e tree shaking.</text:p>
      <text:p text:style-name="Standard"/>
      <text:p text:style-name="Standard">11. Falta de Testes de Desempenho</text:p>
      <text:p text:style-name="Standard">Problema: Sem testes regulares de desempenho, problemas de lentidão podem passar despercebidos.</text:p>
      <text:p text:style-name="Standard"/>
      <text:p text:style-name="Standard">Solução: Use ferramentas como o React Native Performance Monitor ou Flipper para monitorar e identificar gargalos de desempenho.</text:p>
      <text:p text:style-name="Standard"/>
      <text:p text:style-name="Standard">12. Uso de Listas Grandes sem Virtualização</text:p>
      <text:p text:style-name="Standard">Problema: Renderizar listas grandes sem virtualização pode sobrecarregar a memória e a UI.</text:p>
      <text:p text:style-name="Standard"/>
      <text:p text:style-name="Standard">Solução: Use componentes como FlatList ou SectionList que implementam virtualização para renderizar apenas os itens visíve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12:23:51.950000000</meta:creation-date>
    <dc:date>2025-02-14T12:24:05.173000000</dc:date>
    <meta:editing-duration>PT14S</meta:editing-duration>
    <meta:editing-cycles>1</meta:editing-cycles>
    <meta:document-statistic meta:table-count="0" meta:image-count="0" meta:object-count="0" meta:page-count="2" meta:paragraph-count="36" meta:word-count="433" meta:character-count="3130" meta:non-whitespace-character-count="2733"/>
    <meta:generator>LibreOffice/24.8.4.2$Windows_X86_64 LibreOffice_project/bb3cfa12c7b1bf994ecc5649a80400d06cd71002</meta:generator>
  </office:meta>
</office:document-meta>
</file>